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6843f" officeooo:paragraph-rsid="0006843f" style:font-weight-asian="normal" style:font-weight-complex="normal"/>
    </style:style>
    <style:style style:name="P2" style:family="paragraph" style:parent-style-name="Standard">
      <style:text-properties fo:font-weight="normal" officeooo:rsid="0006843f" officeooo:paragraph-rsid="000a4dc5" style:font-weight-asian="normal" style:font-weight-complex="normal"/>
    </style:style>
    <style:style style:name="P3" style:family="paragraph" style:parent-style-name="Standard">
      <style:text-properties fo:font-weight="normal" officeooo:rsid="000a4dc5" officeooo:paragraph-rsid="000a4dc5" style:font-weight-asian="normal" style:font-weight-complex="normal"/>
    </style:style>
    <style:style style:name="P4" style:family="paragraph" style:parent-style-name="Standard">
      <style:text-properties fo:font-weight="normal" officeooo:rsid="000a5134" officeooo:paragraph-rsid="000a5134" style:font-weight-asian="normal" style:font-weight-complex="normal"/>
    </style:style>
    <style:style style:name="P5" style:family="paragraph" style:parent-style-name="Standard">
      <style:text-properties fo:font-weight="normal" officeooo:rsid="000a5134" officeooo:paragraph-rsid="00217d42" style:font-weight-asian="normal" style:font-weight-complex="normal"/>
    </style:style>
    <style:style style:name="P6" style:family="paragraph" style:parent-style-name="Standard">
      <style:text-properties fo:font-weight="normal" officeooo:rsid="000c3a88" officeooo:paragraph-rsid="000c3a88" style:font-weight-asian="normal" style:font-weight-complex="normal"/>
    </style:style>
    <style:style style:name="P7" style:family="paragraph" style:parent-style-name="Standard">
      <style:text-properties fo:font-weight="normal" officeooo:rsid="000c3a88" officeooo:paragraph-rsid="00217d42" style:font-weight-asian="normal" style:font-weight-complex="normal"/>
    </style:style>
    <style:style style:name="P8" style:family="paragraph" style:parent-style-name="Standard">
      <style:text-properties fo:font-weight="normal" officeooo:rsid="000c6b2e" officeooo:paragraph-rsid="000c6b2e" style:font-weight-asian="normal" style:font-weight-complex="normal"/>
    </style:style>
    <style:style style:name="P9" style:family="paragraph" style:parent-style-name="Standard">
      <style:text-properties fo:font-weight="normal" officeooo:rsid="000c6b2e" officeooo:paragraph-rsid="00382003" style:font-weight-asian="normal" style:font-weight-complex="normal"/>
    </style:style>
    <style:style style:name="P10" style:family="paragraph" style:parent-style-name="Standard">
      <style:text-properties fo:font-weight="normal" officeooo:rsid="000eb1eb" officeooo:paragraph-rsid="000eb1eb" style:font-weight-asian="normal" style:font-weight-complex="normal"/>
    </style:style>
    <style:style style:name="P11" style:family="paragraph" style:parent-style-name="Standard">
      <style:text-properties fo:font-weight="normal" officeooo:rsid="000f1a01" officeooo:paragraph-rsid="000f1a01" style:font-weight-asian="normal" style:font-weight-complex="normal"/>
    </style:style>
    <style:style style:name="P12" style:family="paragraph" style:parent-style-name="Standard">
      <style:text-properties fo:font-weight="normal" officeooo:rsid="00120306" officeooo:paragraph-rsid="002e2823" style:font-weight-asian="normal" style:font-weight-complex="normal"/>
    </style:style>
    <style:style style:name="P13" style:family="paragraph" style:parent-style-name="Standard">
      <style:text-properties fo:font-weight="normal" officeooo:rsid="00120306" officeooo:paragraph-rsid="0012406e" style:font-weight-asian="normal" style:font-weight-complex="normal"/>
    </style:style>
    <style:style style:name="P14" style:family="paragraph" style:parent-style-name="Standard">
      <style:text-properties fo:font-weight="normal" officeooo:rsid="0013bd76" officeooo:paragraph-rsid="000f1a01" style:font-weight-asian="normal" style:font-weight-complex="normal"/>
    </style:style>
    <style:style style:name="P15" style:family="paragraph" style:parent-style-name="Standard">
      <style:text-properties fo:font-weight="normal" officeooo:rsid="0023a1d5" officeooo:paragraph-rsid="0006843f" style:font-weight-asian="normal" style:font-weight-complex="normal"/>
    </style:style>
    <style:style style:name="P16" style:family="paragraph" style:parent-style-name="Standard">
      <style:text-properties fo:font-weight="normal" officeooo:rsid="004d27d4" officeooo:paragraph-rsid="004d27d4" style:font-weight-asian="normal" style:font-weight-complex="normal"/>
    </style:style>
    <style:style style:name="P17" style:family="paragraph" style:parent-style-name="Standard">
      <style:text-properties fo:font-weight="bold" officeooo:rsid="0006843f" officeooo:paragraph-rsid="0006843f" style:font-weight-asian="bold" style:font-weight-complex="bold"/>
    </style:style>
    <style:style style:name="P18" style:family="paragraph" style:parent-style-name="Standard">
      <style:text-properties fo:font-weight="bold" officeooo:rsid="0006843f" officeooo:paragraph-rsid="0008cdd9" style:font-weight-asian="bold" style:font-weight-complex="bold"/>
    </style:style>
    <style:style style:name="P19" style:family="paragraph" style:parent-style-name="Standard">
      <style:text-properties fo:font-weight="bold" officeooo:rsid="000a4dc5" officeooo:paragraph-rsid="000a4dc5" style:font-weight-asian="bold" style:font-weight-complex="bold"/>
    </style:style>
    <style:style style:name="P20" style:family="paragraph" style:parent-style-name="Standard">
      <style:text-properties fo:font-weight="bold" officeooo:rsid="000afcd9" officeooo:paragraph-rsid="000afcd9" style:font-weight-asian="bold" style:font-weight-complex="bold"/>
    </style:style>
    <style:style style:name="P21" style:family="paragraph" style:parent-style-name="Standard">
      <style:text-properties fo:font-weight="bold" officeooo:rsid="000c6b2e" officeooo:paragraph-rsid="000c6b2e" style:font-weight-asian="bold" style:font-weight-complex="bold"/>
    </style:style>
    <style:style style:name="P22" style:family="paragraph" style:parent-style-name="Standard">
      <style:text-properties fo:font-weight="bold" officeooo:rsid="000ceda1" officeooo:paragraph-rsid="000ceda1" style:font-weight-asian="bold" style:font-weight-complex="bold"/>
    </style:style>
    <style:style style:name="P23" style:family="paragraph" style:parent-style-name="Standard">
      <style:text-properties fo:font-weight="bold" officeooo:rsid="000eb1eb" officeooo:paragraph-rsid="000eb1eb" style:font-weight-asian="bold" style:font-weight-complex="bold"/>
    </style:style>
    <style:style style:name="P24" style:family="paragraph" style:parent-style-name="Standard">
      <style:text-properties fo:font-weight="bold" officeooo:rsid="000f1a01" officeooo:paragraph-rsid="000f1a01" style:font-weight-asian="bold" style:font-weight-complex="bold"/>
    </style:style>
    <style:style style:name="P25" style:family="paragraph" style:parent-style-name="Standard">
      <style:text-properties fo:font-weight="bold" officeooo:rsid="000f1a01" officeooo:paragraph-rsid="00217d42" style:font-weight-asian="bold" style:font-weight-complex="bold"/>
    </style:style>
    <style:style style:name="P26" style:family="paragraph" style:parent-style-name="Standard">
      <style:text-properties fo:font-weight="bold" officeooo:rsid="0013bd76" officeooo:paragraph-rsid="000eb1eb" style:font-weight-asian="bold" style:font-weight-complex="bold"/>
    </style:style>
    <style:style style:name="P27" style:family="paragraph" style:parent-style-name="Standard">
      <style:text-properties fo:font-weight="bold" officeooo:rsid="001499ec" officeooo:paragraph-rsid="0027a6da" style:font-weight-asian="bold" style:font-weight-complex="bold"/>
    </style:style>
    <style:style style:name="P28" style:family="paragraph" style:parent-style-name="Standard">
      <style:text-properties fo:font-weight="bold" officeooo:rsid="00159738" officeooo:paragraph-rsid="00159738" style:font-weight-asian="bold" style:font-weight-complex="bold"/>
    </style:style>
    <style:style style:name="P29" style:family="paragraph" style:parent-style-name="Standard">
      <style:text-properties officeooo:rsid="00159738" officeooo:paragraph-rsid="000f1a01"/>
    </style:style>
    <style:style style:name="P30" style:family="paragraph" style:parent-style-name="Standard">
      <style:text-properties officeooo:rsid="00159738" officeooo:paragraph-rsid="00159738"/>
    </style:style>
    <style:style style:name="P31" style:family="paragraph" style:parent-style-name="Standard">
      <style:text-properties fo:font-style="normal" fo:font-weight="bold" officeooo:rsid="000f1a01" officeooo:paragraph-rsid="000f1a01" style:font-style-asian="normal" style:font-weight-asian="bold" style:font-style-complex="normal" style:font-weight-complex="bold"/>
    </style:style>
    <style:style style:name="P32" style:family="paragraph" style:parent-style-name="Standard">
      <style:text-properties fo:font-style="normal" fo:font-weight="bold" officeooo:rsid="00159738" officeooo:paragraph-rsid="0027a6da" style:font-style-asian="normal" style:font-weight-asian="bold" style:font-style-complex="normal" style:font-weight-complex="bold"/>
    </style:style>
    <style:style style:name="P33" style:family="paragraph" style:parent-style-name="Standard">
      <style:text-properties fo:font-style="normal" fo:font-weight="normal" officeooo:rsid="00163e4e" officeooo:paragraph-rsid="003e1b5d" style:font-style-asian="normal" style:font-weight-asian="normal" style:font-style-complex="normal" style:font-weight-complex="normal"/>
    </style:style>
    <style:style style:name="P34" style:family="paragraph" style:parent-style-name="Standard">
      <style:text-properties fo:font-style="normal" fo:font-weight="normal" officeooo:rsid="003e1b5d" officeooo:paragraph-rsid="003e1b5d" style:font-style-asian="normal" style:font-weight-asian="normal" style:font-style-complex="normal" style:font-weight-complex="normal"/>
    </style:style>
    <style:style style:name="P35" style:family="paragraph" style:parent-style-name="Standard">
      <style:text-properties fo:font-style="normal" fo:font-weight="normal" officeooo:rsid="004d27d4" officeooo:paragraph-rsid="004d27d4" style:font-style-asian="normal" style:font-weight-asian="normal" style:font-style-complex="normal" style:font-weight-complex="normal"/>
    </style:style>
    <style:style style:name="P36" style:family="paragraph" style:parent-style-name="Standard">
      <style:paragraph-properties fo:break-before="page"/>
      <style:text-properties fo:font-weight="bold" officeooo:rsid="0006843f" officeooo:paragraph-rsid="0008cdd9" style:font-weight-asian="bold" style:font-weight-complex="bold"/>
    </style:style>
    <style:style style:name="P37" style:family="paragraph" style:parent-style-name="Standard">
      <style:paragraph-properties fo:break-before="page"/>
      <style:text-properties fo:font-weight="bold" officeooo:rsid="000a5134" officeooo:paragraph-rsid="000a5134" style:font-weight-asian="bold" style:font-weight-complex="bold"/>
    </style:style>
    <style:style style:name="P38" style:family="paragraph" style:parent-style-name="Standard">
      <style:paragraph-properties fo:break-before="page"/>
      <style:text-properties fo:font-weight="bold" officeooo:rsid="000f1a01" officeooo:paragraph-rsid="000f1a01" style:font-weight-asian="bold" style:font-weight-complex="bold"/>
    </style:style>
    <style:style style:name="P39" style:family="paragraph" style:parent-style-name="Standard">
      <style:paragraph-properties fo:break-before="page"/>
      <style:text-properties fo:font-weight="bold" officeooo:rsid="000f1a01" officeooo:paragraph-rsid="00217d42" style:font-weight-asian="bold" style:font-weight-complex="bold"/>
    </style:style>
    <style:style style:name="P40" style:family="paragraph" style:parent-style-name="Standard">
      <style:paragraph-properties fo:break-before="page"/>
      <style:text-properties fo:font-weight="bold" officeooo:rsid="000c6b2e" officeooo:paragraph-rsid="000c6b2e" style:font-weight-asian="bold" style:font-weight-complex="bold"/>
    </style:style>
    <style:style style:name="P41" style:family="paragraph" style:parent-style-name="Standard">
      <style:paragraph-properties fo:break-before="page"/>
      <style:text-properties fo:font-weight="bold" officeooo:rsid="000c3a88" officeooo:paragraph-rsid="00217d42" style:font-weight-asian="bold" style:font-weight-complex="bold"/>
    </style:style>
    <style:style style:name="P42" style:family="paragraph" style:parent-style-name="Standard">
      <style:paragraph-properties fo:break-before="page"/>
      <style:text-properties fo:font-weight="bold" officeooo:rsid="002f6398" officeooo:paragraph-rsid="002f6398" style:font-weight-asian="bold" style:font-weight-complex="bold"/>
    </style:style>
    <style:style style:name="P43" style:family="paragraph" style:parent-style-name="Standard">
      <style:paragraph-properties fo:break-before="page"/>
      <style:text-properties fo:font-weight="bold" officeooo:rsid="000afcd9" officeooo:paragraph-rsid="000afcd9" style:font-weight-asian="bold" style:font-weight-complex="bold"/>
    </style:style>
    <style:style style:name="P44" style:family="paragraph" style:parent-style-name="Standard">
      <style:paragraph-properties fo:break-before="page"/>
      <style:text-properties fo:font-style="normal" fo:font-weight="bold" officeooo:rsid="00120306" officeooo:paragraph-rsid="00120306" style:font-style-asian="normal" style:font-weight-asian="bold" style:font-style-complex="normal" style:font-weight-complex="bold"/>
    </style:style>
    <style:style style:name="P45" style:family="paragraph" style:parent-style-name="Standard">
      <style:paragraph-properties fo:break-before="page"/>
      <style:text-properties fo:font-style="normal" fo:font-weight="bold" officeooo:rsid="000ceda1" officeooo:paragraph-rsid="000ceda1" style:font-style-asian="normal" style:font-weight-asian="bold" style:font-style-complex="normal" style:font-weight-complex="bold"/>
    </style:style>
    <style:style style:name="P46" style:family="paragraph" style:parent-style-name="Standard">
      <style:paragraph-properties fo:break-before="page"/>
      <style:text-properties fo:font-style="normal" fo:font-weight="bold" officeooo:rsid="000eb1eb" officeooo:paragraph-rsid="000eb1eb" style:font-style-asian="normal" style:font-weight-asian="bold" style:font-style-complex="normal" style:font-weight-complex="bold"/>
    </style:style>
    <style:style style:name="P47" style:family="paragraph" style:parent-style-name="Standard">
      <style:paragraph-properties fo:break-before="page"/>
      <style:text-properties fo:font-style="normal" fo:font-weight="bold" officeooo:rsid="000f1a01" officeooo:paragraph-rsid="000f1a01" style:font-style-asian="normal" style:font-weight-asian="bold" style:font-style-complex="normal" style:font-weight-complex="bold"/>
    </style:style>
    <style:style style:name="P48" style:family="paragraph" style:parent-style-name="Standard">
      <style:paragraph-properties fo:break-before="page"/>
      <style:text-properties fo:font-style="normal" fo:font-weight="bold" officeooo:rsid="002be5a0" officeooo:paragraph-rsid="002be5a0" style:font-style-asian="normal" style:font-weight-asian="bold" style:font-style-complex="normal" style:font-weight-complex="bold"/>
    </style:style>
    <style:style style:name="P49" style:family="paragraph" style:parent-style-name="Standard">
      <style:paragraph-properties fo:break-before="page"/>
      <style:text-properties fo:font-style="normal" fo:font-weight="bold" officeooo:rsid="00163e4e" officeooo:paragraph-rsid="002e2823" style:font-style-asian="normal" style:font-weight-asian="bold" style:font-style-complex="normal" style:font-weight-complex="bold"/>
    </style:style>
    <style:style style:name="P50" style:family="paragraph" style:parent-style-name="Standard">
      <style:paragraph-properties fo:break-before="page"/>
      <style:text-properties fo:font-style="normal" fo:font-weight="bold" officeooo:rsid="003cb3d5" officeooo:paragraph-rsid="003e1b5d" style:font-style-asian="normal" style:font-weight-asian="bold" style:font-style-complex="normal" style:font-weight-complex="bold"/>
    </style:style>
    <style:style style:name="P51" style:family="paragraph" style:parent-style-name="Standard" style:list-style-name="L1">
      <style:text-properties fo:font-weight="normal" officeooo:rsid="00072776" officeooo:paragraph-rsid="0008cdd9" style:font-weight-asian="normal" style:font-weight-complex="normal"/>
    </style:style>
    <style:style style:name="P52" style:family="paragraph" style:parent-style-name="Standard" style:list-style-name="L1">
      <style:text-properties fo:font-weight="normal" officeooo:rsid="000a4dc5" officeooo:paragraph-rsid="000a4dc5" style:font-weight-asian="normal" style:font-weight-complex="normal"/>
    </style:style>
    <style:style style:name="P53" style:family="paragraph" style:parent-style-name="Standard" style:list-style-name="L2">
      <style:text-properties fo:font-weight="normal" officeooo:rsid="000a4dc5" officeooo:paragraph-rsid="000a4dc5" style:font-weight-asian="normal" style:font-weight-complex="normal"/>
    </style:style>
    <style:style style:name="P54" style:family="paragraph" style:parent-style-name="Standard" style:list-style-name="L2">
      <style:text-properties fo:font-weight="normal" officeooo:rsid="000a5134" officeooo:paragraph-rsid="000a4dc5" style:font-weight-asian="normal" style:font-weight-complex="normal"/>
    </style:style>
    <style:style style:name="P55" style:family="paragraph" style:parent-style-name="Standard" style:list-style-name="L2">
      <style:text-properties fo:font-weight="normal" officeooo:rsid="000a5134" officeooo:paragraph-rsid="0019e004" style:font-weight-asian="normal" style:font-weight-complex="normal"/>
    </style:style>
    <style:style style:name="P56" style:family="paragraph" style:parent-style-name="Standard" style:list-style-name="L4">
      <style:text-properties fo:font-weight="normal" officeooo:rsid="000a5134" officeooo:paragraph-rsid="000a5f56" style:font-weight-asian="normal" style:font-weight-complex="normal"/>
    </style:style>
    <style:style style:name="P57" style:family="paragraph" style:parent-style-name="Standard" style:list-style-name="L2">
      <style:text-properties fo:font-weight="normal" officeooo:rsid="0012406e" officeooo:paragraph-rsid="001a950d" style:font-weight-asian="normal" style:font-weight-complex="normal"/>
    </style:style>
    <style:style style:name="P58" style:family="paragraph" style:parent-style-name="Standard" style:list-style-name="L4">
      <style:text-properties fo:font-weight="normal" officeooo:rsid="0024baa4" officeooo:paragraph-rsid="0024baa4" style:font-weight-asian="normal" style:font-weight-complex="normal"/>
    </style:style>
    <style:style style:name="P59" style:family="paragraph" style:parent-style-name="Standard" style:list-style-name="L4">
      <style:text-properties fo:font-weight="normal" officeooo:rsid="000ceda1" officeooo:paragraph-rsid="000ceda1" style:font-weight-asian="normal" style:font-weight-complex="normal"/>
    </style:style>
    <style:style style:name="P60" style:family="paragraph" style:parent-style-name="Standard" style:list-style-name="L5">
      <style:text-properties fo:font-weight="normal" officeooo:rsid="000c3a88" officeooo:paragraph-rsid="00217d42" style:font-weight-asian="normal" style:font-weight-complex="normal"/>
    </style:style>
    <style:style style:name="P61" style:family="paragraph" style:parent-style-name="Standard" style:list-style-name="L5">
      <style:text-properties fo:font-weight="normal" officeooo:rsid="00217d42" officeooo:paragraph-rsid="00217d42" style:font-weight-asian="normal" style:font-weight-complex="normal"/>
    </style:style>
    <style:style style:name="P62" style:family="paragraph" style:parent-style-name="Standard" style:list-style-name="L5">
      <style:text-properties fo:font-weight="normal" officeooo:rsid="002318f4" officeooo:paragraph-rsid="002318f4" style:font-weight-asian="normal" style:font-weight-complex="normal"/>
    </style:style>
    <style:style style:name="P63" style:family="paragraph" style:parent-style-name="Standard" style:list-style-name="L6">
      <style:text-properties fo:font-weight="normal" officeooo:rsid="000f1a01" officeooo:paragraph-rsid="000f1a01" style:font-weight-asian="normal" style:font-weight-complex="normal"/>
    </style:style>
    <style:style style:name="P64" style:family="paragraph" style:parent-style-name="Standard" style:list-style-name="L7">
      <style:text-properties fo:font-weight="normal" officeooo:rsid="000f1a01" officeooo:paragraph-rsid="000f1a01" style:font-weight-asian="normal" style:font-weight-complex="normal"/>
    </style:style>
    <style:style style:name="P65" style:family="paragraph" style:parent-style-name="Standard" style:list-style-name="L9">
      <style:text-properties fo:font-weight="normal" officeooo:rsid="000f1a01" officeooo:paragraph-rsid="000f1a01" style:font-weight-asian="normal" style:font-weight-complex="normal"/>
    </style:style>
    <style:style style:name="P66" style:family="paragraph" style:parent-style-name="Standard" style:list-style-name="L13">
      <style:text-properties fo:font-weight="normal" officeooo:rsid="000f1a01" officeooo:paragraph-rsid="0013ea20" style:font-weight-asian="normal" style:font-weight-complex="normal"/>
    </style:style>
    <style:style style:name="P67" style:family="paragraph" style:parent-style-name="Standard" style:list-style-name="L7">
      <style:text-properties fo:font-weight="normal" officeooo:rsid="0036f321" officeooo:paragraph-rsid="0036f321" style:font-weight-asian="normal" style:font-weight-complex="normal"/>
    </style:style>
    <style:style style:name="P68" style:family="paragraph" style:parent-style-name="Standard" style:list-style-name="L7">
      <style:text-properties fo:font-weight="normal" officeooo:rsid="00382003" officeooo:paragraph-rsid="0036f321" style:font-weight-asian="normal" style:font-weight-complex="normal"/>
    </style:style>
    <style:style style:name="P69" style:family="paragraph" style:parent-style-name="Standard" style:list-style-name="L7">
      <style:text-properties fo:font-weight="normal" officeooo:rsid="004c1bd1" officeooo:paragraph-rsid="004c1bd1" style:font-weight-asian="normal" style:font-weight-complex="normal"/>
    </style:style>
    <style:style style:name="P70" style:family="paragraph" style:parent-style-name="Standard" style:list-style-name="L8">
      <style:text-properties fo:font-weight="normal" officeooo:rsid="00107289" officeooo:paragraph-rsid="00107289" style:font-weight-asian="normal" style:font-weight-complex="normal"/>
    </style:style>
    <style:style style:name="P71" style:family="paragraph" style:parent-style-name="Standard" style:list-style-name="L8">
      <style:text-properties fo:font-weight="normal" officeooo:rsid="000c6b2e" officeooo:paragraph-rsid="000c6b2e" style:font-weight-asian="normal" style:font-weight-complex="normal"/>
    </style:style>
    <style:style style:name="P72" style:family="paragraph" style:parent-style-name="Standard" style:list-style-name="L10">
      <style:text-properties fo:font-weight="normal" officeooo:rsid="0013bd76" officeooo:paragraph-rsid="0013bd76" style:font-weight-asian="normal" style:font-weight-complex="normal"/>
    </style:style>
    <style:style style:name="P73" style:family="paragraph" style:parent-style-name="Standard" style:list-style-name="L11">
      <style:text-properties fo:font-weight="normal" officeooo:rsid="0013bd76" officeooo:paragraph-rsid="0013bd76" style:font-weight-asian="normal" style:font-weight-complex="normal"/>
    </style:style>
    <style:style style:name="P74" style:family="paragraph" style:parent-style-name="Standard" style:list-style-name="L13">
      <style:text-properties fo:font-weight="normal" officeooo:rsid="0013bd76" officeooo:paragraph-rsid="0013bd76" style:font-weight-asian="normal" style:font-weight-complex="normal"/>
    </style:style>
    <style:style style:name="P75" style:family="paragraph" style:parent-style-name="Standard" style:list-style-name="L13">
      <style:text-properties fo:font-weight="normal" officeooo:rsid="0013bd76" officeooo:paragraph-rsid="003b75c7" style:font-weight-asian="normal" style:font-weight-complex="normal"/>
    </style:style>
    <style:style style:name="P76" style:family="paragraph" style:parent-style-name="Standard" style:list-style-name="L13">
      <style:text-properties fo:font-weight="normal" officeooo:rsid="0013ea20" officeooo:paragraph-rsid="003b75c7" style:font-weight-asian="normal" style:font-weight-complex="normal"/>
    </style:style>
    <style:style style:name="P77" style:family="paragraph" style:parent-style-name="Standard">
      <style:text-properties fo:font-weight="normal" officeooo:rsid="004d27d4" officeooo:paragraph-rsid="004d27d4" style:font-weight-asian="normal" style:font-weight-complex="normal"/>
    </style:style>
    <style:style style:name="P78" style:family="paragraph" style:parent-style-name="Standard" style:list-style-name="L17">
      <style:text-properties fo:font-weight="normal" officeooo:rsid="004da967" officeooo:paragraph-rsid="004da967" style:font-weight-asian="normal" style:font-weight-complex="normal"/>
    </style:style>
    <style:style style:name="P79" style:family="paragraph" style:parent-style-name="Standard" style:list-style-name="L2">
      <style:text-properties fo:font-style="normal" fo:font-weight="normal" officeooo:rsid="002f6398" officeooo:paragraph-rsid="002f6398" style:font-style-asian="normal" style:font-weight-asian="normal" style:font-style-complex="normal" style:font-weight-complex="normal"/>
    </style:style>
    <style:style style:name="P80" style:family="paragraph" style:parent-style-name="Standard" style:list-style-name="L2">
      <style:text-properties fo:font-style="normal" fo:font-weight="normal" officeooo:rsid="000a4dc5" officeooo:paragraph-rsid="002f6398" style:font-style-asian="normal" style:font-weight-asian="normal" style:font-style-complex="normal" style:font-weight-complex="normal"/>
    </style:style>
    <style:style style:name="P81" style:family="paragraph" style:parent-style-name="Standard" style:list-style-name="L2">
      <style:text-properties fo:font-style="normal" fo:font-weight="normal" officeooo:rsid="0019e004" officeooo:paragraph-rsid="0019e004" style:font-style-asian="normal" style:font-weight-asian="normal" style:font-style-complex="normal" style:font-weight-complex="normal"/>
    </style:style>
    <style:style style:name="P82" style:family="paragraph" style:parent-style-name="Standard" style:list-style-name="L2">
      <style:text-properties fo:font-style="normal" fo:font-weight="normal" officeooo:rsid="001a950d" officeooo:paragraph-rsid="001a950d" style:font-style-asian="normal" style:font-weight-asian="normal" style:font-style-complex="normal" style:font-weight-complex="normal"/>
    </style:style>
    <style:style style:name="P83" style:family="paragraph" style:parent-style-name="Standard" style:list-style-name="L8">
      <style:text-properties fo:font-style="normal" fo:font-weight="normal" officeooo:rsid="000ceda1" officeooo:paragraph-rsid="000ceda1" style:font-style-asian="normal" style:font-weight-asian="normal" style:font-style-complex="normal" style:font-weight-complex="normal"/>
    </style:style>
    <style:style style:name="P84" style:family="paragraph" style:parent-style-name="Standard" style:list-style-name="L8">
      <style:text-properties fo:font-style="normal" fo:font-weight="normal" officeooo:rsid="00382003" officeooo:paragraph-rsid="00382003" style:font-style-asian="normal" style:font-weight-asian="normal" style:font-style-complex="normal" style:font-weight-complex="normal"/>
    </style:style>
    <style:style style:name="P85" style:family="paragraph" style:parent-style-name="Standard" style:list-style-name="L8">
      <style:text-properties fo:font-style="normal" fo:font-weight="normal" officeooo:rsid="000c6b2e" officeooo:paragraph-rsid="000ceda1" style:font-style-asian="normal" style:font-weight-asian="normal" style:font-style-complex="normal" style:font-weight-complex="normal"/>
    </style:style>
    <style:style style:name="P86" style:family="paragraph" style:parent-style-name="Standard" style:list-style-name="L9">
      <style:text-properties fo:font-style="normal" fo:font-weight="normal" officeooo:rsid="0048d66f" officeooo:paragraph-rsid="0048d66f" style:font-style-asian="normal" style:font-weight-asian="normal" style:font-style-complex="normal" style:font-weight-complex="normal"/>
    </style:style>
    <style:style style:name="P87" style:family="paragraph" style:parent-style-name="Standard" style:list-style-name="L9">
      <style:text-properties fo:font-style="normal" fo:font-weight="normal" officeooo:rsid="0027a6da" officeooo:paragraph-rsid="000f1a01" style:font-style-asian="normal" style:font-weight-asian="normal" style:font-style-complex="normal" style:font-weight-complex="normal"/>
    </style:style>
    <style:style style:name="P88" style:family="paragraph" style:parent-style-name="Standard" style:list-style-name="L12">
      <style:text-properties fo:font-style="normal" fo:font-weight="normal" officeooo:rsid="00159738" officeooo:paragraph-rsid="0027a6da" style:font-style-asian="normal" style:font-weight-asian="normal" style:font-style-complex="normal" style:font-weight-complex="normal"/>
    </style:style>
    <style:style style:name="P89" style:family="paragraph" style:parent-style-name="Standard" style:list-style-name="L14">
      <style:text-properties fo:font-style="normal" fo:font-weight="normal" officeooo:rsid="003f5301" officeooo:paragraph-rsid="003f5301" style:font-style-asian="normal" style:font-weight-asian="normal" style:font-style-complex="normal" style:font-weight-complex="normal"/>
    </style:style>
    <style:style style:name="P90" style:family="paragraph" style:parent-style-name="Standard" style:list-style-name="L15">
      <style:text-properties fo:font-style="normal" fo:font-weight="normal" officeooo:rsid="00163e4e" officeooo:paragraph-rsid="003cb3d5" style:font-style-asian="normal" style:font-weight-asian="normal" style:font-style-complex="normal" style:font-weight-complex="normal"/>
    </style:style>
    <style:style style:name="P91" style:family="paragraph" style:parent-style-name="Standard" style:list-style-name="L15">
      <style:text-properties fo:font-style="normal" fo:font-weight="normal" officeooo:rsid="00163e4e" officeooo:paragraph-rsid="00163e4e" style:font-style-asian="normal" style:font-weight-asian="normal" style:font-style-complex="normal" style:font-weight-complex="normal"/>
    </style:style>
    <style:style style:name="P92" style:family="paragraph" style:parent-style-name="Standard" style:list-style-name="L15">
      <style:text-properties fo:font-style="normal" fo:font-weight="normal" officeooo:rsid="00163e4e" officeooo:paragraph-rsid="004be83a" style:font-style-asian="normal" style:font-weight-asian="normal" style:font-style-complex="normal" style:font-weight-complex="normal"/>
    </style:style>
    <style:style style:name="P93" style:family="paragraph" style:parent-style-name="Standard" style:list-style-name="L15">
      <style:text-properties fo:font-style="normal" fo:font-weight="normal" officeooo:rsid="004b48bc" officeooo:paragraph-rsid="004b48bc" style:font-style-asian="normal" style:font-weight-asian="normal" style:font-style-complex="normal" style:font-weight-complex="normal"/>
    </style:style>
    <style:style style:name="P94" style:family="paragraph" style:parent-style-name="Standard" style:list-style-name="L3">
      <style:text-properties officeooo:paragraph-rsid="001dc941"/>
    </style:style>
    <style:style style:name="P95" style:family="paragraph" style:parent-style-name="Standard" style:list-style-name="L3">
      <style:text-properties officeooo:rsid="0030b583" officeooo:paragraph-rsid="0030b583"/>
    </style:style>
    <style:style style:name="P96" style:family="paragraph" style:parent-style-name="Standard" style:list-style-name="L12">
      <style:text-properties officeooo:rsid="00159738" officeooo:paragraph-rsid="0027a6da"/>
    </style:style>
    <style:style style:name="P97" style:family="paragraph" style:parent-style-name="Standard">
      <style:text-properties style:text-underline-style="solid" style:text-underline-type="double" style:text-underline-width="auto" style:text-underline-color="font-color" fo:font-weight="normal" officeooo:rsid="004da967" officeooo:paragraph-rsid="004d27d4"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0a5134" style:font-style-asian="normal" style:font-style-complex="normal"/>
    </style:style>
    <style:style style:name="T5" style:family="text">
      <style:text-properties fo:font-style="normal" officeooo:rsid="000afcd9" style:font-style-asian="normal" style:font-style-complex="normal"/>
    </style:style>
    <style:style style:name="T6" style:family="text">
      <style:text-properties fo:font-style="normal" officeooo:rsid="00120306" style:font-style-asian="normal" style:font-style-complex="normal"/>
    </style:style>
    <style:style style:name="T7" style:family="text">
      <style:text-properties fo:font-style="normal" officeooo:rsid="0019e004" style:font-style-asian="normal" style:font-style-complex="normal"/>
    </style:style>
    <style:style style:name="T8" style:family="text">
      <style:text-properties fo:font-style="normal" officeooo:rsid="001a950d" style:font-style-asian="normal" style:font-style-complex="normal"/>
    </style:style>
    <style:style style:name="T9" style:family="text">
      <style:text-properties fo:font-style="normal" officeooo:rsid="001f14b3" style:font-style-asian="normal" style:font-style-complex="normal"/>
    </style:style>
    <style:style style:name="T10" style:family="text">
      <style:text-properties fo:font-style="normal" officeooo:rsid="0025b92f" style:font-style-asian="normal" style:font-style-complex="normal"/>
    </style:style>
    <style:style style:name="T11" style:family="text">
      <style:text-properties fo:font-style="normal" officeooo:rsid="002f6398" style:font-style-asian="normal" style:font-style-complex="normal"/>
    </style:style>
    <style:style style:name="T12" style:family="text">
      <style:text-properties fo:font-style="normal" officeooo:rsid="0030b583" style:font-style-asian="normal" style:font-style-complex="normal"/>
    </style:style>
    <style:style style:name="T13" style:family="text">
      <style:text-properties fo:font-style="normal" officeooo:rsid="00478e7f" style:font-style-asian="normal" style:font-style-complex="normal"/>
    </style:style>
    <style:style style:name="T14" style:family="text">
      <style:text-properties fo:font-style="normal" officeooo:rsid="0048d66f" style:font-style-asian="normal" style:font-style-complex="normal"/>
    </style:style>
    <style:style style:name="T15" style:family="text">
      <style:text-properties fo:font-style="normal" officeooo:rsid="00496315"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9e004" style:font-style-asian="normal" style:font-weight-asian="normal" style:font-style-complex="normal" style:font-weight-complex="normal"/>
    </style:style>
    <style:style style:name="T18" style:family="text">
      <style:text-properties fo:font-style="normal" fo:font-weight="normal" officeooo:rsid="002e2823" style:font-style-asian="normal" style:font-weight-asian="normal" style:font-style-complex="normal" style:font-weight-complex="normal"/>
    </style:style>
    <style:style style:name="T19" style:family="text">
      <style:text-properties fo:font-style="normal" fo:font-weight="normal" officeooo:rsid="003b751d" style:font-style-asian="normal" style:font-weight-asian="normal" style:font-style-complex="normal" style:font-weight-complex="normal"/>
    </style:style>
    <style:style style:name="T20" style:family="text">
      <style:text-properties officeooo:rsid="000a5f56"/>
    </style:style>
    <style:style style:name="T21" style:family="text">
      <style:text-properties officeooo:rsid="000ceda1"/>
    </style:style>
    <style:style style:name="T22" style:family="text">
      <style:text-properties officeooo:rsid="00183464"/>
    </style:style>
    <style:style style:name="T23" style:family="text">
      <style:text-properties fo:font-weight="normal" style:font-weight-asian="normal" style:font-weight-complex="normal"/>
    </style:style>
    <style:style style:name="T24" style:family="text">
      <style:text-properties fo:font-weight="normal" officeooo:rsid="0012406e" style:font-weight-asian="normal" style:font-weight-complex="normal"/>
    </style:style>
    <style:style style:name="T25" style:family="text">
      <style:text-properties fo:font-weight="normal" officeooo:rsid="001a950d" style:font-weight-asian="normal" style:font-weight-complex="normal"/>
    </style:style>
    <style:style style:name="T26" style:family="text">
      <style:text-properties fo:font-weight="normal" officeooo:rsid="001dc941" style:font-weight-asian="normal" style:font-weight-complex="normal"/>
    </style:style>
    <style:style style:name="T27" style:family="text">
      <style:text-properties fo:font-weight="normal" officeooo:rsid="0030b583" style:font-weight-asian="normal" style:font-weight-complex="normal"/>
    </style:style>
    <style:style style:name="T28" style:family="text">
      <style:text-properties officeooo:rsid="001a950d"/>
    </style:style>
    <style:style style:name="T29" style:family="text">
      <style:text-properties officeooo:rsid="001f14b3"/>
    </style:style>
    <style:style style:name="T30" style:family="text">
      <style:text-properties officeooo:rsid="001fb44e"/>
    </style:style>
    <style:style style:name="T31" style:family="text">
      <style:text-properties officeooo:rsid="00217d42"/>
    </style:style>
    <style:style style:name="T32" style:family="text">
      <style:text-properties officeooo:rsid="002318f4"/>
    </style:style>
    <style:style style:name="T33" style:family="text">
      <style:text-properties officeooo:rsid="0024baa4"/>
    </style:style>
    <style:style style:name="T34" style:family="text">
      <style:text-properties officeooo:rsid="002ada88"/>
    </style:style>
    <style:style style:name="T35" style:family="text">
      <style:text-properties officeooo:rsid="002ca52c"/>
    </style:style>
    <style:style style:name="T36" style:family="text">
      <style:text-properties officeooo:rsid="002f6398"/>
    </style:style>
    <style:style style:name="T37" style:family="text">
      <style:text-properties officeooo:rsid="0030b583"/>
    </style:style>
    <style:style style:name="T38" style:family="text">
      <style:text-properties officeooo:rsid="00314c6b"/>
    </style:style>
    <style:style style:name="T39" style:family="text">
      <style:text-properties officeooo:rsid="0033431e"/>
    </style:style>
    <style:style style:name="T40" style:family="text">
      <style:text-properties officeooo:rsid="00382003"/>
    </style:style>
    <style:style style:name="T41" style:family="text">
      <style:text-properties officeooo:rsid="0039bc71"/>
    </style:style>
    <style:style style:name="T42" style:family="text">
      <style:text-properties officeooo:rsid="003b751d"/>
    </style:style>
    <style:style style:name="T43" style:family="text">
      <style:text-properties officeooo:rsid="003b75c7"/>
    </style:style>
    <style:style style:name="T44" style:family="text">
      <style:text-properties officeooo:rsid="003cb3d5"/>
    </style:style>
    <style:style style:name="T45" style:family="text">
      <style:text-properties officeooo:rsid="003f5301"/>
    </style:style>
    <style:style style:name="T46" style:family="text">
      <style:text-properties officeooo:rsid="0040f9d6"/>
    </style:style>
    <style:style style:name="T47" style:family="text">
      <style:text-properties officeooo:rsid="00440ae3"/>
    </style:style>
    <style:style style:name="T48" style:family="text">
      <style:text-properties officeooo:rsid="0044b596"/>
    </style:style>
    <style:style style:name="T49" style:family="text">
      <style:text-properties officeooo:rsid="0044d457"/>
    </style:style>
    <style:style style:name="T50" style:family="text">
      <style:text-properties officeooo:rsid="0045437c"/>
    </style:style>
    <style:style style:name="T51" style:family="text">
      <style:text-properties officeooo:rsid="00478e7f"/>
    </style:style>
    <style:style style:name="T52" style:family="text">
      <style:text-properties officeooo:rsid="00496315"/>
    </style:style>
    <style:style style:name="T53" style:family="text">
      <style:text-properties officeooo:rsid="004be83a"/>
    </style:style>
    <style:style style:name="T54" style:family="text">
      <style:text-properties officeooo:rsid="004c1bd1"/>
    </style:style>
    <style:style style:name="T55" style:family="text">
      <style:text-properties officeooo:rsid="004d27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tro</text:p>
      <text:list xml:id="list7759945302938223305" text:style-name="L17">
        <text:list-item>
          <text:p text:style-name="P78">My name is Laurens Rietveld, a PhD student from the VU University Amsterdam</text:p>
        </text:list-item>
        <text:list-item>
          <text:p text:style-name="P78">This is going to be a pecha-kucha style presentation, 20 slides, and 20 seconds per slide</text:p>
        </text:list-item>
        <text:list-item>
          <text:p text:style-name="P78">In this presentation I will explain how we use query logs from YASGUI, a SPARQL interface, as an observational lense for the Linked Data cloud</text:p>
          <text:p text:style-name="P78"/>
        </text:list-item>
      </text:list>
      <text:p text:style-name="P97"/>
      <text:p text:style-name="P36">What we (don't) know about the LOD Cloud</text:p>
      <text:list xml:id="list8609571060351645221" text:style-name="L1">
        <text:list-item>
          <text:p text:style-name="P51"><text:span text:style-name="T55">Everything we know about the </text:span>LOD cloud <text:s/>mostly comes from catalogs, crawling, and server <text:span text:style-name="T47">query </text:span>logs. </text:p>
        </text:list-item>
        <text:list-item>
          <text:p text:style-name="P52">There are many things we don't know yet.<text:line-break/>how <text:span text:style-name="T28">we as humans use </text:span>the cloud, <text:span text:style-name="T28">or information on the closed and inaccessible part of the LOD Cloud</text:span></text:p>
        </text:list-item>
        <text:list-item>
          <text:p text:style-name="P52"><text:span text:style-name="T28">We need this information to better understand the concept, and to</text:span><text:span text:style-name="T4"> improv</text:span><text:span text:style-name="T8">e things such as </text:span><text:span text:style-name="T4">user interfaces to Linked Data</text:span>. </text:p>
        </text:list-item>
      </text:list>
      <text:p text:style-name="P2"/>
      <text:p text:style-name="P19"/>
      <text:p text:style-name="P42">SPARQL Server Logs</text:p>
      <text:list xml:id="list4456535653023874058" text:style-name="L2">
        <text:list-item>
          <text:p text:style-name="P53"><text:span text:style-name="T36">This is where SPARQL query logs come in, as they help in understanding the </text:span><text:span text:style-name="T11">use of Linked Data. </text:span></text:p>
        </text:list-item>
        <text:list-item>
          <text:p text:style-name="P79">A common source for this are the logs coming from the USEWOD challenge.</text:p>
        </text:list-item>
        <text:list-item>
          <text:p text:style-name="P80">But, <text:span text:style-name="T36">only very </text:span>limited number of <text:span text:style-name="T36">server logs are available </text:span>(3 <text:span text:style-name="T36">endpoints</text:span>), and <text:span text:style-name="T36">they are </text:span>heavily influenced by <text:span text:style-name="T36">a large </text:span>number of machine queries </text:p>
          <text:p text:style-name="P81"/>
        </text:list-item>
      </text:list>
      <text:p text:style-name="P3"/>
      <text:p text:style-name="P37"><text:span text:style-name="T3">YASGUI </text:span><text:span text:style-name="T6">intro</text:span></text:p>
      <text:list xml:id="list230839732203577" text:continue-numbering="true" text:style-name="L2">
        <text:list-header>
          <text:p text:style-name="P54"/>
        </text:list-header>
        <text:list-item text:start-value="1">
          <text:p text:style-name="P55"><text:span text:style-name="T12">These problems do not occur for queries collected via YASGUI.</text:span><text:span text:style-name="T7"> YASGUI is </text:span><text:span text:style-name="T3">a comprehensive </text:span><text:span text:style-name="T5">user-friendly</text:span><text:span text:style-name="T3"> SPARQL editor. </text:span></text:p>
        </text:list-item>
        <text:list-item>
          <text:p text:style-name="P57"><text:span text:style-name="T12">Which</text:span><text:span text:style-name="T3">, if </text:span><text:span text:style-name="T9">users allow us to</text:span><text:span text:style-name="T3">, </text:span><text:span text:style-name="T12">t</text:span><text:span text:style-name="T3">track</text:span><text:span text:style-name="T12">s</text:span><text:span text:style-name="T3"> information such as the executed queries.</text:span></text:p>
        </text:list-item>
        <text:list-item>
          <text:p text:style-name="P82">This is a unique observational Lense for Linked Data</text:p>
        </text:list-item>
      </text:list>
      <text:p text:style-name="P6"/>
      <text:p text:style-name="P6"/>
      <text:p text:style-name="P44">YASGUI features</text:p>
      <text:p text:style-name="P18"/>
      <text:list xml:id="list5913225658047742177" text:style-name="L3">
        <text:list-item>
          <text:p text:style-name="P95"><text:span text:style-name="T25">T</text:span><text:span text:style-name="T23">he list of features is too long to properly discuss, but the most important thing to realize is that YASGUI</text:span><text:span text:style-name="T17"> can </text:span><text:span text:style-name="T16">operate on </text:span><text:span text:style-name="T17">-any- endpoint: local, on </text:span><text:span text:style-name="T18">the</text:span><text:span text:style-name="T17"> intranet, </text:span><text:span text:style-name="T16">or</text:span><text:span text:style-name="T17"> </text:span><text:span text:style-name="T16">on </text:span><text:span text:style-name="T17">the internet.</text:span></text:p>
        </text:list-item>
        <text:list-item>
          <text:p text:style-name="P94"><text:span text:style-name="T27">This list shows</text:span><text:span text:style-name="T26"> that w</text:span><text:span text:style-name="T24">e can comfortably claim that this is the most complete SPARQL editor around</text:span></text:p>
        </text:list-item>
      </text:list>
      <text:p text:style-name="P13"/>
      <text:p text:style-name="P12"/>
      <text:p text:style-name="P43"><text:span text:style-name="T37">Simple usage</text:span> <text:span text:style-name="T37">stats</text:span></text:p>
      <text:p text:style-name="P20"/>
      <text:list xml:id="list1624966667212861588" text:style-name="L4">
        <text:list-item>
          <text:p text:style-name="P58"><text:span text:style-name="T48">The data gathered from the last </text:span>1.5 year covers</text:p>
          <text:list>
            <text:list-item>
              <text:p text:style-name="P56">80.000 queries</text:p>
            </text:list-item>
            <text:list-item>
              <text:p text:style-name="P56">coming from 4600 user<text:span text:style-name="T20">s</text:span></text:p>
            </text:list-item>
            <text:list-item>
              <text:p text:style-name="P56"><text:span text:style-name="T20">executed on ~600 endpoints</text:span> </text:p>
            </text:list-item>
          </text:list>
        </text:list-item>
        <text:list-item>
          <text:p text:style-name="P59">All the<text:span text:style-name="T33">se</text:span> statistics<text:span text:style-name="T29">,</text:span> are based on <text:span text:style-name="T33">the </text:span>57% <text:span text:style-name="T33">of users who allowed us to track their use</text:span></text:p>
        </text:list-item>
      </text:list>
      <text:p text:style-name="P4"/>
      <text:p text:style-name="P4"/>
      <text:p text:style-name="P41">Relation to <text:span text:style-name="T39">server logs</text:span></text:p>
      <text:p text:style-name="P5"/>
      <text:p text:style-name="P7"/>
      <text:list xml:id="list5840257269019835802" text:style-name="L5">
        <text:list-item>
          <text:p text:style-name="P60"><text:span text:style-name="T31">The YASGUI </text:span>logs are completely different from server-logs. </text:p>
        </text:list-item>
        <text:list-item>
          <text:p text:style-name="P61">These queries are <text:span text:style-name="T38">solely written by humans, executed on a wide range of endpoints, and our analysis shows these queries are</text:span> more complex <text:span text:style-name="T38">than those in regular server logs</text:span></text:p>
        </text:list-item>
        <text:list-item>
          <text:p text:style-name="P62"/>
        </text:list-item>
      </text:list>
      <text:p text:style-name="P25"/>
      <text:p text:style-name="P39">The basics</text:p>
      <text:p text:style-name="P11"/>
      <text:list xml:id="list6583022671389447394" text:style-name="L6">
        <text:list-item>
          <text:p text:style-name="P63">How do these <text:span text:style-name="T30">YASGUI </text:span>queries look like?</text:p>
        </text:list-item>
        <text:list-item>
          <text:p text:style-name="P63">Well, the vast majority are SELECT queries , where some are CONSTRUCT queries , and the rest have little to no use.</text:p>
        </text:list-item>
        <text:list-item>
          <text:p text:style-name="P63"><text:span text:style-name="T32">So w</text:span>e use SPARQL and linked data mostly for information retrieval, not so much for <text:span text:style-name="T32">merging</text:span> and <text:span text:style-name="T32">creating </text:span>data</text:p>
        </text:list-item>
      </text:list>
      <text:p text:style-name="P11"/>
      <text:p text:style-name="P11"/>
      <text:p text:style-name="P38">Complexity</text:p>
      <text:p text:style-name="P24"/>
      <text:list xml:id="list8056823501400613183" text:style-name="L7">
        <text:list-item>
          <text:p text:style-name="P64">We can measure the complexity of queries in a few ways: the number <text:span text:style-name="T35">and type </text:span>of joins, or <text:span text:style-name="T32">the number and </text:span>type of triple patterns</text:p>
        </text:list-item>
        <text:list-item>
          <text:p text:style-name="P67">This figure shows one of these measurements we made, namely the number of joins in these queries. </text:p>
        </text:list-item>
        <text:list-item>
          <text:p text:style-name="P69">We can see that the majority of YASGUI queries has one or more joins, where the majority of server log queries has no join at all.</text:p>
        </text:list-item>
        <text:list-item>
          <text:p text:style-name="P68"><text:span text:style-name="T54">So we as humans </text:span>write more complex queries than the server logs lead us to believe: </text:p>
        </text:list-item>
      </text:list>
      <text:p text:style-name="P24"/>
      <text:p text:style-name="P24"/>
      <text:p text:style-name="P24"/>
      <text:p text:style-name="P24"/>
      <text:p text:style-name="P11"/>
      <text:p text:style-name="P24"/>
      <text:p text:style-name="P24"/>
      <text:p text:style-name="P40">Endpoints <text:span text:style-name="T21">intro</text:span></text:p>
      <text:p text:style-name="P21"/>
      <text:list xml:id="list3229294105376175601" text:style-name="L8">
        <text:list-item>
          <text:p text:style-name="P70">Other than <text:span text:style-name="T22">only</text:span> looking at the queries, the endpoints are interesting subjects as well</text:p>
        </text:list-item>
        <text:list-item>
          <text:p text:style-name="P71"><text:span text:style-name="T54">As</text:span> YASGUI is also usable on datasets <text:span text:style-name="T1">not</text:span><text:span text:style-name="T3"> publicly available, we can analyze which endpoints are </text:span><text:span text:style-name="T13">inaccessible, or even which endpoint might contain data not accessible otherwise</text:span></text:p>
        </text:list-item>
        <text:list-item>
          <text:p text:style-name="P83"/>
          <text:p text:style-name="P83"/>
        </text:list-item>
      </text:list>
      <text:p text:style-name="P8"/>
      <text:p text:style-name="P45">Endpoints stats </text:p>
      <text:p text:style-name="P22"/>
      <text:list xml:id="list230840551102117" text:continue-numbering="true" text:style-name="L8">
        <text:list-item>
          <text:list>
            <text:list-item>
              <text:p text:style-name="P84">The majority of queries are executed on public endpoints, often registered in catalogs.</text:p>
            </text:list-item>
            <text:list-item>
              <text:p text:style-name="P85"><text:span text:style-name="T40">Interestingly, </text:span>17% of queries are executed on private <text:span text:style-name="T40">inaccessible </text:span>endpoints</text:p>
            </text:list-item>
            <text:list-item>
              <text:p text:style-name="P84">More specifically, we observe that around 11% of all endpoints is inaccessible, and contains <text:span text:style-name="T51">private </text:span>data </text:p>
            </text:list-item>
          </text:list>
        </text:list-item>
      </text:list>
      <text:p text:style-name="P9"/>
      <text:p text:style-name="P10"/>
      <text:p text:style-name="P10"/>
      <text:p text:style-name="P26"/>
      <text:p text:style-name="P46">Which <text:span text:style-name="T1">part</text:span> of datasets are -used-</text:p>
      <text:p text:style-name="P23"/>
      <text:list xml:id="list5176726299254612601" text:style-name="L9">
        <text:list-item>
          <text:p text:style-name="P86">And, interestingly as well, we only use a fraction!</text:p>
        </text:list-item>
        <text:list-item>
          <text:p text:style-name="P65"><text:span text:style-name="T14">O</text:span><text:span text:style-name="T10">f the </text:span><text:span text:style-name="T3">10 most popular public endpoints in our logs, </text:span><text:span text:style-name="T10">we use onl</text:span><text:span text:style-name="T14">y </text:span><text:span text:style-name="T15">on average</text:span><text:span text:style-name="T10"> </text:span><text:span text:style-name="T3">0.4% </text:span><text:span text:style-name="T14">of the dataset to answer the queries</text:span><text:span text:style-name="T1">. </text:span></text:p>
        </text:list-item>
        <text:list-item>
          <text:p text:style-name="P87">So, publishing large datasets is nice, but we should consider the use and usefulness as well</text:p>
        </text:list-item>
      </text:list>
      <text:p text:style-name="P11"/>
      <text:p text:style-name="P11"/>
      <text:p text:style-name="P11"/>
      <text:p text:style-name="P11"/>
      <text:p text:style-name="P47">Namespaces</text:p>
      <text:p text:style-name="P24"/>
      <text:list xml:id="list199674996658258040" text:style-name="L10">
        <text:list-item>
          <text:p text:style-name="P72">Namespaces are good candidates to observe the domain of a certain dataset, as namespaces are often domain specific</text:p>
        </text:list-item>
        <text:list-item>
          <text:p text:style-name="P72">Observing the namespaces used in queries, allows us to analyze how popular certain namespaces are, but also how datasets relate to each other in how these namespaces are used</text:p>
        </text:list-item>
      </text:list>
      <text:p text:style-name="P24"/>
      <text:p text:style-name="P47">Popularity <text:span text:style-name="T34">of namespaces</text:span></text:p>
      <text:p text:style-name="P14"/>
      <text:list xml:id="list9031200521730145250" text:style-name="L11">
        <text:list-header>
          <text:p text:style-name="P73"/>
        </text:list-header>
        <text:list-item>
          <text:p text:style-name="P73">When we rank the namespaces by <text:span text:style-name="T48">their use in queries</text:span>, and compare this ranking with <text:span text:style-name="T48">the prefix.cc service or a paper from 2005 by Ding</text:span>, we see some interesting discrepancies.</text:p>
        </text:list-item>
        <text:list-item>
          <text:p text:style-name="P73">Obviously, rdf and rdfs are often used. <text:span text:style-name="T50">However, o</text:span>ther namespaces are <text:span text:style-name="T50">relatively </text:span>often referenced according to the other sources, but -never- querie<text:span text:style-name="T49">d</text:span> for by users.</text:p>
        </text:list-item>
      </text:list>
      <text:p text:style-name="P11"/>
      <text:p text:style-name="P11"/>
      <text:p text:style-name="P48">Popularity vs. Frequency</text:p>
      <text:p text:style-name="P27"/>
      <text:list xml:id="list6274732953593493336" text:style-name="L12">
        <text:list-item>
          <text:p text:style-name="P88">Other than comparing the <text:span text:style-name="T41">popularity measures, </text:span>we <text:span text:style-name="T41">can </text:span>compare <text:span text:style-name="T41">namespace frequence in</text:span> triples <text:span text:style-name="T42">using LODStats,</text:span> <text:span text:style-name="T41">with </text:span>the <text:span text:style-name="T41">namespace popularity </text:span>in queries.</text:p>
        </text:list-item>
        <text:list-item>
          <text:p text:style-name="P96"><text:span text:style-name="T19">The discrepancies between both show that how </text:span><text:span text:style-name="T16">often a namespace is </text:span><text:span text:style-name="T2">mentioned </text:span><text:span text:style-name="T16">in a dataset is not a good predictor for how often it is used.</text:span></text:p>
        </text:list-item>
      </text:list>
      <text:p text:style-name="P32"/>
      <text:p text:style-name="P31"/>
      <text:p text:style-name="P47">Relations between datasets</text:p>
      <text:p text:style-name="P14"/>
      <text:list xml:id="list5273636512747146190" text:style-name="L13">
        <text:list-item>
          <text:p text:style-name="P74"><text:span text:style-name="T43">This </text:span>bi-partite graph shows <text:span text:style-name="T43">how we can </text:span>observe links and patterns in the LOD cloud as well.</text:p>
        </text:list-item>
        <text:list-item>
          <text:p text:style-name="P75">The grey <text:span text:style-name="T52">and blue dots are endpoints,</text:span>, and the purple dots are the namespaces. </text:p>
        </text:list-item>
        <text:list-item>
          <text:p text:style-name="P76"><text:span text:style-name="T43">A representation like this </text:span>allows us to relate datasets to each other, by simila<text:span text:style-name="T45">ri</text:span>ties in their use</text:p>
          <text:p text:style-name="P66"/>
        </text:list-item>
      </text:list>
      <text:p text:style-name="P11"/>
      <text:p text:style-name="P29"/>
      <text:p text:style-name="P30"/>
      <text:p text:style-name="P30"/>
      <text:p text:style-name="P30"/>
      <text:p text:style-name="P50">Whats next?</text:p>
      <text:p text:style-name="P34"/>
      <text:list xml:id="list1093449227332744584" text:style-name="L14">
        <text:list-item>
          <text:p text:style-name="P89">The next steps are gaining even more insight into usage patterns such as how queries evolve over user sessions, <text:span text:style-name="T46">or analyzing the tasks users execute.</text:span></text:p>
        </text:list-item>
        <text:list-item>
          <text:p text:style-name="P89">Additionally, we <text:span text:style-name="T44">are planning a new rewritten version of YASGUI, to increase the usability and feature-set even more, and hopefully strengthening the already steady position YASGUI has.</text:span></text:p>
        </text:list-item>
      </text:list>
      <text:p text:style-name="P33"/>
      <text:p text:style-name="P49"><text:span text:style-name="T44">C</text:span>onclusions (<text:span text:style-name="T44">40 sec)</text:span></text:p>
      <text:p text:style-name="P28"/>
      <text:list xml:id="list2922853506641889867" text:style-name="L15">
        <text:list-item>
          <text:p text:style-name="P90">I'll end with some concluding remarks, <text:span text:style-name="T44">for which I luckily have 40 seconds</text:span></text:p>
        </text:list-item>
        <text:list-item>
          <text:p text:style-name="P91">What I showed you in this presentation was not a complete comprehensive overview on <text:span text:style-name="T1">the</text:span> use of linked data. </text:p>
        </text:list-item>
        <text:list-item>
          <text:p text:style-name="P91">Instead, what we showed was another way of looking at this kind of usage logs, allowing us to derive more than usage information alone, but also information on the structure of the datasets themselves</text:p>
        </text:list-item>
        <text:list-item>
          <text:p text:style-name="P92">Additionally, although we cannot paint a complete picture of the use of Linked Data, we do <text:span text:style-name="T53">provide a broader view than existing datasets</text:span>, <text:span text:style-name="T44">particularly considering the relatively short timespan with which we collected these query logs</text:span></text:p>
          <text:p text:style-name="P93"/>
          <text:p text:style-name="P91"/>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9217in" fo:page-height="6.929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5:43:16.576215430</meta:creation-date>
    <meta:generator>LibreOffice/4.2.7.2$Linux_X86_64 LibreOffice_project/420m0$Build-2</meta:generator>
    <dc:date>2014-11-23T23:08:38.533016290</dc:date>
    <meta:editing-duration>PT10H21M26S</meta:editing-duration>
    <meta:editing-cycles>59</meta:editing-cycles>
    <meta:document-statistic meta:table-count="0" meta:image-count="0" meta:object-count="0" meta:page-count="18" meta:paragraph-count="72" meta:word-count="1050" meta:character-count="5984" meta:non-whitespace-character-count="5042"/>
  </office:meta>
</office:document-meta>
</file>